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sson Editing in ITK</text:p>
      <text:p text:style-name="Standard"/>
      <text:p text:style-name="Standard">David Doria</text:p>
      <text:p text:style-name="Standard"/>
      <text:p text:style-name="P1">Abstract</text:p>
      <text:p text:style-name="Standard"/>
      <text:p text:style-name="Standard">This code provides an implementation of two techniques from ``Poisson Image Editing'' on ITK images.</text:p>
      <text:p text:style-name="Standard">First, we fill a hole in an image given only the pixel values on the boundary. Second, we copy a</text:p>
      <text:p text:style-name="Standard">patch of an image into another image and make the result as smooth as possible. We also explain how</text:p>
      <text:p text:style-name="Standard">these techniques can be used to reconstruct an image after perform editing operations in the</text:p>
      <text:p text:style-name="Standard">gradient domain.</text:p>
      <text:p text:style-name="Standard"/>
      <text:p text:style-name="Standard">The code is available here: https://github.com/daviddoria/PoissonEditing</text:p>
      <text:p text:style-name="Standard"/>
      <text:p text:style-name="P1">Introduction</text:p>
      <text:p text:style-name="Standard">This code provides an implementation of two techniques from ``Poisson Image Editing''</text:p>
      <text:p text:style-name="Standard">(\cite{PoissonImageEditing}) on ITK images. First, we fill a hole in an image given only the pixel</text:p>
      <text:p text:style-name="Standard">values on the boundary. Second, we copy a patch of an image into another image and make the result</text:p>
      <text:p text:style-name="Standard">as smooth as possible. </text:p>
      <text:p text:style-name="Standard"/>
      <text:p text:style-name="Standard">The code is available here: https://github.com/daviddoria/PoissonEditing</text:p>
      <text:p text:style-name="Standard"/>
      <text:p text:style-name="Standard">Motivation for this implementation came from an implementation available here:</text:p>
      <text:p text:style-name="Standard">http://leyvand.com/research/adv-graphics/ex1.htm , but the code was written from scratch. The use of</text:p>
      <text:p text:style-name="Standard">ITK's neighborhood operators greatly simplifies and clarifies the linear system construction.</text:p>
      <text:p text:style-name="Standard"/>
      <text:p text:style-name="P1">Hole Filling</text:p>
      <text:p text:style-name="Standard">As a motivating example of the power of Poisson methods in image editing, we attempt to fill in a</text:p>
      <text:p text:style-name="Standard">missing region in an image in a plausible way. In this example, our goal is to remove the jet from</text:p>
      <text:p text:style-name="Standard">the image in Figure \ref{fig:HoleFilling:original}. To do this, we must manually specify the region</text:p>
      <text:p text:style-name="Standard">to be removed (shown in Figure \ref{fig:HoleFilling:mask}). The result of the filling is shown in</text:p>
      <text:p text:style-name="Standard">Figure \ref{fig:HoleFilling:filled}.</text:p>
      <text:p text:style-name="Standard"/>
      <text:p text:style-name="Standard">\begin{figure}[H]</text:p>
      <text:p text:style-name="Standard">\centering</text:p>
      <text:p text:style-name="Standard">\subfigure[Original image]{</text:p>
      <text:p text:style-name="Standard">\includegraphics[width=0.3\linewidth]{images/plane}</text:p>
      <text:p text:style-name="Standard">\label{fig:HoleFilling:original}</text:p>
      <text:p text:style-name="Standard">}</text:p>
      <text:p text:style-name="Standard">\subfigure[Mask]{</text:p>
      <text:p text:style-name="Standard">\includegraphics[width=0.3\linewidth]{images/planeMask}</text:p>
      <text:p text:style-name="Standard">\label{fig:HoleFilling:mask}</text:p>
      <text:p text:style-name="Standard">}</text:p>
      <text:p text:style-name="Standard">\subfigure[Filled image]{</text:p>
      <text:p text:style-name="Standard">\includegraphics[width=0.3\linewidth]{images/planeFilled}</text:p>
      <text:p text:style-name="Standard">\label{fig:HoleFilling:filled}</text:p>
      <text:p text:style-name="Standard">}</text:p>
      <text:p text:style-name="Standard">\caption{A demonstration of Poisson hole filling}</text:p>
      <text:p text:style-name="Standard"><text:soft-page-break/>\label{fig:HoleFilling}</text:p>
      <text:p text:style-name="Standard">\end{figure}</text:p>
      <text:p text:style-name="Standard"/>
      <text:p text:style-name="P1">Input</text:p>
      <text:p text:style-name="Standard">The inputs to this algorithm are:</text:p>
      <text:p text:style-name="Standard"/>
      <text:list xml:id="list731630147" text:style-name="L1">
        <text:list-item>
          <text:p text:style-name="P2">An image, $I$.</text:p>
        </text:list-item>
        <text:list-item>
          <text:p text:style-name="P2">A mask. Non-zero pixels indicate the region to fill. The mask must be the same size as the</text:p>
        </text:list-item>
      </text:list>
      <text:p text:style-name="Standard">image, and must not have non-zero pixels on its border.</text:p>
      <text:p text:style-name="Standard"/>
      <text:p text:style-name="Standard"/>
      <text:p text:style-name="P1">Concept</text:p>
      <text:p text:style-name="Standard">It has been shown using Calculus of Variations that the best solution for the region inside the</text:p>
      <text:p text:style-name="Standard">hole, $H$, is given by the solution to </text:p>
      <text:p text:style-name="Standard"/>
      <text:p text:style-name="Standard">\nabla^2 H = 0</text:p>
      <text:p text:style-name="Standard"/>
      <text:p text:style-name="Standard">while ensuring $H=I$ on the boundary of the hole. This setup is a Laplace equation with Dirichlet</text:p>
      <text:p text:style-name="Standard">(aka first order) boundary conditions. </text:p>
      <text:p text:style-name="Standard"/>
      <text:p text:style-name="P1">Discrete Solution</text:p>
      <text:p text:style-name="Standard">The Laplace operator is given by</text:p>
      <text:p text:style-name="Standard"><text:s/>\nabla^2 f = \sum_{i=1}^n \frac{\partial^2 f}{\partial x_i^2}</text:p>
      <text:p text:style-name="Standard"/>
      <text:p text:style-name="Standard">A discrete approximation to this function at a pixel $(x,y)$ is given by</text:p>
      <text:p text:style-name="Standard"/>
      <text:p text:style-name="Standard"><text:s/>\nabla^2 f(x,y) \approx f(x-1,y) + f(x+1,y) + f(x,y-1) + f(x,y+1) - 4f(x,y)</text:p>
      <text:p text:style-name="Standard"/>
      <text:p text:style-name="Standard">Another way to write this is to multiply the pixel and its neighbors by a kernel:</text:p>
      <text:p text:style-name="Standard"/>
      <text:p text:style-name="Standard">\begin{pmatrix}</text:p>
      <text:p text:style-name="Standard">0 &amp; 1 &amp; 0 \\</text:p>
      <text:p text:style-name="Standard">1 &amp; -4 &amp; 1\\</text:p>
      <text:p text:style-name="Standard">0 &amp; 1 &amp; 0</text:p>
      <text:p text:style-name="Standard">\end{pmatrix}</text:p>
      <text:p text:style-name="Standard"/>
      <text:p text:style-name="Standard"/>
      <text:p text:style-name="Standard"/>
      <text:p text:style-name="Standard">From this, for each unknown pixel $u_{i,j}$, the equation is:</text:p>
      <text:p text:style-name="Standard"/>
      <text:p text:style-name="Standard"/>
      <text:p text:style-name="Standard">-4 u_{i,j} + u_{i+1,j} + u_{i-1,j} + u_{i,j+1} + u_{i,j-1} = 0</text:p>
      <text:p text:style-name="Standard"/>
      <text:p text:style-name="Standard">To solve the Laplace equation over the entire image, we can write a linear system of equations. We</text:p>
      <text:p text:style-name="Standard">create a variable for every pixel to be filled. If the pixels are vector-valued (e.g. an RGB image),</text:p>
      <text:p text:style-name="Standard">$N$ of these systems must be solved independently (where $N$ is the dimensionality of each pixel).</text:p>
      <text:p text:style-name="Standard"/>
      <text:p text:style-name="Standard">A sparse matrix $U$ is constructed row by row, one row per variable. In each row, the value in the</text:p>
      <text:p text:style-name="Standard">Laplacian kernel corresponding to the pixel's location relative to the current variable pixel is</text:p>
      <text:p text:style-name="Standard"><text:soft-page-break/>placed in the column corresponding to the variable id. When one of the pixels appearing in Equation</text:p>
      <text:p text:style-name="Standard">\ref{eqn:DiscreteLaplacian} is on the border of the hole (and is therefore known),</text:p>
      <text:p text:style-name="Standard">$u_{(\cdot,\cdot)}$ is replaced with $p_{(\cdot,\cdot)}$, the value of the pixel from the original</text:p>
      <text:p text:style-name="Standard">image. In this case, rather than place the value of the Laplacian kernel in the $U$ matrix, we</text:p>
      <text:p text:style-name="Standard">instead multiply it by the image value and subtract the result from the corresponding entry of the</text:p>
      <text:p text:style-name="Standard">$b$ vector. That is, we move the known value to the right side of the equation.</text:p>
      <text:p text:style-name="Standard"/>
      <text:p text:style-name="Standard">A vector $H_v$, the vectorized version of the solution to the set of hole pixels, is created as the</text:p>
      <text:p text:style-name="Standard">unknown vector to be solved in a system of equations.</text:p>
      <text:p text:style-name="Standard"/>
      <text:p text:style-name="Standard">The linear system is then</text:p>
      <text:p text:style-name="Standard"/>
      <text:p text:style-name="Standard"><text:s/>U^T H_v = b</text:p>
      <text:p text:style-name="Standard"/>
      <text:p text:style-name="Standard">After solving for $H_v$, the resulting $H_v$ is then remapped back to the pixels corresponding to</text:p>
      <text:p text:style-name="Standard">each variable id to construct $H$. $U$ is incredibly sparse, so a sparse solver should definitely be</text:p>
      <text:p text:style-name="Standard">used.</text:p>
      <text:p text:style-name="Standard"/>
      <text:p text:style-name="P1">Code Snippet</text:p>
      <text:p text:style-name="Standard">We have packaged this implementation in a class called $PoissonEditing$. Using this class is very</text:p>
      <text:p text:style-name="Standard">straight forward. The $Image$ and $Mask$ must be set. The $FillMaskedRegion()$ function does the</text:p>
      <text:p text:style-name="Standard">work. If the Image consists of vector-valued pixels, it is internally decomposed, filled, recombined</text:p>
      <text:p text:style-name="Standard">and returned by the $GetOutput()$ function.</text:p>
      <text:p text:style-name="Standard"/>
      <text:p text:style-name="Standard"/>
      <text:p text:style-name="Standard"><text:s text:c="2"/>PoissonEditing&lt;FloatVectorImageType&gt; poissonEditing;</text:p>
      <text:p text:style-name="Standard"><text:s text:c="2"/>poissonEditing.SetImage(imageReader-&gt;GetOutput());</text:p>
      <text:p text:style-name="Standard"><text:s text:c="2"/>poissonEditing.SetMask(maskReader-&gt;GetOutput());</text:p>
      <text:p text:style-name="Standard"><text:s text:c="2"/>poissonEditing.SetGuidanceFieldToZero();</text:p>
      <text:p text:style-name="Standard"><text:s text:c="2"/>poissonEditing.FillMaskedRegion();</text:p>
      <text:p text:style-name="Standard"/>
      <text:p text:style-name="Standard"><text:s text:c="2"/>FloatVectorImageType::Pointer outputImage = poissonEditing.GetOutput();</text:p>
      <text:p text:style-name="Standard"/>
      <text:p text:style-name="Standard"><text:s text:c="2"/>Helpers::ClampImage&lt;FloatVectorImageType&gt;(outputImage);</text:p>
      <text:p text:style-name="Standard"><text:s text:c="2"/>Helpers::CastAndWriteImage&lt;FloatVectorImageType&gt;(outputImage, "output.png");</text:p>
      <text:p text:style-name="Standard"/>
      <text:p text:style-name="P1">Region Copying</text:p>
      <text:p text:style-name="Standard">In the problem of region copying (aka seamless cloning), we are interested in copying a region from</text:p>
      <text:p text:style-name="Standard">one image into another image in a visually pleasing way. This is again best motivated with an</text:p>
      <text:p text:style-name="Standard">example. In our example, the goal is to copy the jet from Figure \ref{fig:RegionCopying:original}</text:p>
      <text:p text:style-name="Standard">into the image of the canyon shown in Figure \ref{fig:RegionCopying:target}. This source and target</text:p>
      <text:p text:style-name="Standard">pair along with the mask and the result are shown in \ref{fig:RegionCopying}.</text:p>
      <text:p text:style-name="Standard"/>
      <text:p text:style-name="Standard">\begin{figure}[H]</text:p>
      <text:p text:style-name="Standard">\centering</text:p>
      <text:p text:style-name="Standard">\subfigure[Original image]{</text:p>
      <text:p text:style-name="Standard">\includegraphics[width=0.2\linewidth]{images/plane}</text:p>
      <text:p text:style-name="Standard">\label{fig:RegionCopying:original}</text:p>
      <text:p text:style-name="Standard">}</text:p>
      <text:p text:style-name="Standard"><text:soft-page-break/>\subfigure[Mask]{</text:p>
      <text:p text:style-name="Standard">\includegraphics[width=0.2\linewidth]{images/planeMask}</text:p>
      <text:p text:style-name="Standard">\label{fig:RegionCopying:mask}</text:p>
      <text:p text:style-name="Standard">}</text:p>
      <text:p text:style-name="Standard">\subfigure[Target Image]{</text:p>
      <text:p text:style-name="Standard">\includegraphics[width=0.2\linewidth]{images/planeTarget}</text:p>
      <text:p text:style-name="Standard">\label{fig:RegionCopying:target}</text:p>
      <text:p text:style-name="Standard">}</text:p>
      <text:p text:style-name="Standard">\subfigure[Resulting Image]{</text:p>
      <text:p text:style-name="Standard">\includegraphics[width=0.2\linewidth]{images/planeCopyingResult}</text:p>
      <text:p text:style-name="Standard">\label{fig:RegionCopying:result}</text:p>
      <text:p text:style-name="Standard">}</text:p>
      <text:p text:style-name="Standard">\caption{A demonstration of Poisson region copying}</text:p>
      <text:p text:style-name="Standard">\label{fig:RegionCopying}</text:p>
      <text:p text:style-name="Standard">\end{figure}</text:p>
      <text:p text:style-name="Standard"/>
      <text:p text:style-name="P1">Input</text:p>
      <text:p text:style-name="Standard">The inputs to this algorithm are:</text:p>
      <text:p text:style-name="Standard"/>
      <text:list xml:id="list1613876136" text:style-name="L2">
        <text:list-item>
          <text:p text:style-name="P3">A source image, $S$.</text:p>
        </text:list-item>
        <text:list-item>
          <text:p text:style-name="P3">A target image, $T$.</text:p>
        </text:list-item>
        <text:list-item>
          <text:p text:style-name="P3">A mask, $M$. Non-zero pixels indicate the region to fill. The mask must be the same size as</text:p>
        </text:list-item>
      </text:list>
      <text:p text:style-name="Standard">the image, and must not have non-zero pixels on its border.</text:p>
      <text:p text:style-name="Standard"/>
      <text:p text:style-name="P1">Concept</text:p>
      <text:p text:style-name="Standard"/>
      <text:p text:style-name="Standard">In \cite{PoissonImageEditing}, it was argued that a good way to copy a region of one image into</text:p>
      <text:p text:style-name="Standard">another image is to do something very similar to hole filling, but additionally introduce a</text:p>
      <text:p text:style-name="Standard">``guidance field'', $G$. That is, the way to copy a region of one image into another is to solve the</text:p>
      <text:p text:style-name="Standard">equation</text:p>
      <text:p text:style-name="Standard"/>
      <text:p text:style-name="Standard">\nabla^2 H = div(G)</text:p>
      <text:p text:style-name="Standard"/>
      <text:p text:style-name="Standard">The boundary condition this time is again first order and specifies that the resulting $H$ be equal</text:p>
      <text:p text:style-name="Standard">to the target image, $T$, at the hole boundary.</text:p>
      <text:p text:style-name="Standard"/>
      <text:p text:style-name="Standard">The suggested guidance field $G$ is the gradient of the source image. That is,</text:p>
      <text:p text:style-name="Standard"/>
      <text:p text:style-name="Standard">G = \nabla S</text:p>
      <text:p text:style-name="Standard"/>
      <text:p text:style-name="Standard">In this case, the right hand side of the equation has become $div(\nabla S)$, which is exactly the</text:p>
      <text:p text:style-name="Standard">Laplacian of $S$.</text:p>
      <text:p text:style-name="Standard"/>
      <text:p text:style-name="P1">Discrete Solution</text:p>
      <text:p text:style-name="Standard">Just as before, the discrete Laplacian equation is written for each pixel, but this time the right</text:p>
      <text:p text:style-name="Standard">hand side is set to $\nabla^2 S(i,j)$. When the right side of this equation is non-zero, it is</text:p>
      <text:p text:style-name="Standard">referred to as a Poisson equation.</text:p>
      <text:p text:style-name="Standard"/>
      <text:p text:style-name="Standard"><text:soft-page-break/></text:p>
      <text:p text:style-name="Standard"/>
      <text:p text:style-name="Standard">-4 u_{i,j} + u_{i+1,j} + u_{i-1,j} + u_{i,j+1} + u_{i,j-1} \approx \nabla^2 S(i,j)</text:p>
      <text:p text:style-name="Standard"/>
      <text:p text:style-name="Standard">The linear system </text:p>
      <text:p text:style-name="Standard"/>
      <text:p text:style-name="Standard"><text:s/>U^T H_v = b</text:p>
      <text:p text:style-name="Standard"/>
      <text:p text:style-name="Standard">is created and solved identically as before.</text:p>
      <text:p text:style-name="Standard"/>
      <text:p text:style-name="P1">Code Snippet</text:p>
      <text:p text:style-name="Standard">We have packed this functionality into a class called $PoissonCloning$. Using this class is very</text:p>
      <text:p text:style-name="Standard">straight forward. In fact, $PoissonCloning$ derives from $PoissonEditing$ and the only addition is</text:p>
      <text:p text:style-name="Standard">that $PoissonCloning$ provides a $SetTargetImage$ function. The rest of the functionality is</text:p>
      <text:p text:style-name="Standard">identical.</text:p>
      <text:p text:style-name="Standard"/>
      <text:p text:style-name="Standard"/>
      <text:p text:style-name="Standard"><text:s text:c="2"/>PoissonCloning&lt;FloatVectorImageType&gt; poissonCloning;</text:p>
      <text:p text:style-name="Standard"><text:s text:c="2"/>poissonCloning.SetImage(sourceImageReader-&gt;GetOutput());</text:p>
      <text:p text:style-name="Standard"><text:s text:c="2"/>poissonCloning.SetTargetImage(targetImageReader-&gt;GetOutput());</text:p>
      <text:p text:style-name="Standard"><text:s text:c="2"/>poissonCloning.SetMask(maskReader-&gt;GetOutput());</text:p>
      <text:p text:style-name="Standard"><text:s text:c="2"/>poissonCloning.PasteMaskedRegionIntoTargetImage();</text:p>
      <text:p text:style-name="Standard"/>
      <text:p text:style-name="Standard"><text:s text:c="2"/>FloatVectorImageType::Pointer outputImage = poissonCloning.GetOutput();</text:p>
      <text:p text:style-name="Standard"/>
      <text:p text:style-name="Standard"><text:s text:c="2"/>Helpers::ClampImage&lt;FloatVectorImageType&gt;(outputImage);</text:p>
      <text:p text:style-name="Standard"><text:s text:c="2"/>Helpers::CastAndWriteImage&lt;FloatVectorImageType&gt;(outputImage, "output.png");</text:p>
      <text:p text:style-name="Standard"/>
      <text:p text:style-name="P1">Manipulation in the Gradient Domain</text:p>
      <text:p text:style-name="Standard">There are tricks that can be done by performing operations to the derivatives of an image. The goal</text:p>
      <text:p text:style-name="Standard">of such manipulations is often to produce an effect in the original image. To get back to the image</text:p>
      <text:p text:style-name="Standard">from the gradient, one must find the least squares solution to a system of equations involving the</text:p>
      <text:p text:style-name="Standard">derivatives of the image (see Section \ref{sec:ReconstructingFromDerivatives}). However, this</text:p>
      <text:p text:style-name="Standard">technique is not often used. More commonly, the derivatives are recombined into the Laplacian and</text:p>
      <text:p text:style-name="Standard">the reconstruction is done using the methods described in previous sections. We will outline both</text:p>
      <text:p text:style-name="Standard">techniques below.</text:p>
      <text:p text:style-name="Standard"/>
      <text:p text:style-name="P1">Reconstructing an Image from Its Derivatives</text:p>
      <text:p text:style-name="Standard">\label{sec:ReconstructingFromDerivatives}</text:p>
      <text:p text:style-name="Standard">For the task of reconstructing an image directly from its derivatives, we can use a very similar</text:p>
      <text:p text:style-name="Standard">method to solving the Laplace equation. This time, however, there are two equations to be solved</text:p>
      <text:p text:style-name="Standard">simultaneously:</text:p>
      <text:p text:style-name="Standard"/>
      <text:p text:style-name="Standard">\frac{d}{dx}(U) = D_x</text:p>
      <text:p text:style-name="Standard"/>
      <text:p text:style-name="Standard">\frac{d}{dy}(U) = D_y</text:p>
      <text:p text:style-name="Standard"/>
      <text:p text:style-name="Standard"/>
      <text:p text:style-name="Standard">where $D_x$ and $D_y$ are the known derivative images. Of course the first order boundary <text:soft-page-break/>conditions</text:p>
      <text:p text:style-name="Standard">must again be known. This time the boundary is the actual border of the image.</text:p>
      <text:p text:style-name="Standard"/>
      <text:p text:style-name="Standard">We can construct the same type of linear system to solve for the components of $U$ that best satisfy</text:p>
      <text:p text:style-name="Standard">both equations. Any discrete derivative operator can be used. We have chosen to use the Sobel</text:p>
      <text:p text:style-name="Standard">operators:</text:p>
      <text:p text:style-name="Standard"/>
      <text:p text:style-name="Standard">\begin{figure}[H]</text:p>
      <text:p text:style-name="Standard"><text:s text:c="2"/>\begin{minipage}[b]{0.5\linewidth}</text:p>
      <text:p text:style-name="Standard"><text:s text:c="4"/>\centering</text:p>
      <text:p text:style-name="Standard"/>
      <text:p text:style-name="Standard"><text:s text:c="4"/>\begin{equation}</text:p>
      <text:p text:style-name="Standard"><text:s text:c="4"/>S_x =</text:p>
      <text:p text:style-name="Standard"><text:s text:c="4"/>\begin{pmatrix}</text:p>
      <text:p text:style-name="Standard"><text:s text:c="4"/>-1 &amp; 0 &amp; 1 \\</text:p>
      <text:p text:style-name="Standard"><text:s text:c="4"/>-2 &amp; 0 &amp; 2\\</text:p>
      <text:p text:style-name="Standard"><text:s text:c="4"/>-1 &amp; 0 &amp; 1</text:p>
      <text:p text:style-name="Standard"><text:s text:c="4"/>\end{pmatrix}</text:p>
      <text:p text:style-name="Standard"><text:s text:c="4"/>\end{equation}</text:p>
      <text:p text:style-name="Standard"/>
      <text:p text:style-name="Standard"><text:s text:c="2"/>\end{minipage}</text:p>
      <text:p text:style-name="Standard"><text:s text:c="4"/>\hspace{0.5cm}</text:p>
      <text:p text:style-name="Standard"><text:s text:c="2"/>\begin{minipage}[b]{0.5\linewidth}</text:p>
      <text:p text:style-name="Standard"/>
      <text:p text:style-name="Standard"><text:s text:c="4"/>\begin{equation}</text:p>
      <text:p text:style-name="Standard"><text:s text:c="4"/>S_y =</text:p>
      <text:p text:style-name="Standard"><text:s text:c="4"/>\begin{pmatrix}</text:p>
      <text:p text:style-name="Standard"><text:s text:c="4"/>-1 &amp; -2 &amp; -1 \\</text:p>
      <text:p text:style-name="Standard"><text:s text:c="4"/>0 &amp; 0 &amp; 0\\</text:p>
      <text:p text:style-name="Standard"><text:s text:c="4"/>1 &amp; 2 &amp; 1</text:p>
      <text:p text:style-name="Standard"><text:s text:c="4"/>\end{pmatrix}</text:p>
      <text:p text:style-name="Standard"><text:s text:c="4"/>\end{equation}</text:p>
      <text:p text:style-name="Standard"/>
      <text:p text:style-name="Standard"><text:s text:c="2"/>\end{minipage}</text:p>
      <text:p text:style-name="Standard">\end{figure}</text:p>
      <text:p text:style-name="Standard"/>
      <text:p text:style-name="Standard">By applying these operators to every pixel in the unknown image $U$, we can write a system of</text:p>
      <text:p text:style-name="Standard">equations, two for each pixel:</text:p>
      <text:p text:style-name="Standard"/>
      <text:p text:style-name="Standard">- u_{i-1,j-1} -2 u_{i-1,j} - u_{i-1,j+1} + u_{i+1,j+1} + 2 u_{i+1,j} + u_{i,j+1} = D_x(i,j)</text:p>
      <text:p text:style-name="Standard"/>
      <text:p text:style-name="Standard">- u_{i-1,j-1} -2 u_{i,j-1} - u_{i+1,j+1} + u_{i-1,j-1} + 2 u_{i,j+1} + u_{i+1,j+1} = D_y(i,j)</text:p>
      <text:p text:style-name="Standard"/>
      <text:p text:style-name="Standard">Again, we simply place the coefficient of each term in the column of the matrix corresponding the</text:p>
      <text:p text:style-name="Standard">variable id of the pixel. As usual, we move the term to the right side of the equation (to</text:p>
      <text:p text:style-name="Standard">contribute to the $b$ vector) if the pixel is known. Figure \ref{fig:DerivativeReconstruction} shows</text:p>
      <text:p text:style-name="Standard">an image, its derivatives, and the image reconstructed using only the border of the image in</text:p>
      <text:p text:style-name="Standard">\ref{fig:DerivativeReconstruction:original} and the derivatives.</text:p>
      <text:p text:style-name="Standard"/>
      <text:p text:style-name="Standard"><text:soft-page-break/>\begin{figure}[H]</text:p>
      <text:p text:style-name="Standard">\centering</text:p>
      <text:p text:style-name="Standard">\subfigure[Original image]{</text:p>
      <text:p text:style-name="Standard">\includegraphics[width=0.2\linewidth]{images/smiley}</text:p>
      <text:p text:style-name="Standard">\label{fig:DerivativeReconstruction:original}</text:p>
      <text:p text:style-name="Standard">}</text:p>
      <text:p text:style-name="Standard">\subfigure[$D_x$]{</text:p>
      <text:p text:style-name="Standard">\includegraphics[width=0.2\linewidth]{images/smileyXDerivative}</text:p>
      <text:p text:style-name="Standard">\label{fig:DerivativeReconstruction:mask}</text:p>
      <text:p text:style-name="Standard">}</text:p>
      <text:p text:style-name="Standard">\subfigure[$D_y$]{</text:p>
      <text:p text:style-name="Standard">\includegraphics[width=0.2\linewidth]{images/smileyYDerivative}</text:p>
      <text:p text:style-name="Standard">\label{fig:DerivativeReconstruction:target}</text:p>
      <text:p text:style-name="Standard">}</text:p>
      <text:p text:style-name="Standard">\subfigure[Resulting Image]{</text:p>
      <text:p text:style-name="Standard">\includegraphics[width=0.2\linewidth]{images/smileyReconstructed}</text:p>
      <text:p text:style-name="Standard">\label{fig:DerivativeReconstruction:result}</text:p>
      <text:p text:style-name="Standard">}</text:p>
      <text:p text:style-name="Standard">\caption{A demonstration of reconstructing an image from its derivatives}</text:p>
      <text:p text:style-name="Standard">\label{fig:DerivativeReconstruction}</text:p>
      <text:p text:style-name="Standard">\end{figure}</text:p>
      <text:p text:style-name="Standard"/>
      <text:p text:style-name="P1">Implementation</text:p>
      <text:p text:style-name="Standard">We have provided this implementation in a file called $DerivativesToImage.cxx$.</text:p>
      <text:p text:style-name="Standard"/>
      <text:p text:style-name="P1">Reconstructing an Image from Its Laplacian</text:p>
      <text:p text:style-name="Standard">The technique to reconstruct an image from its Laplacian is identical to the procedure described in</text:p>
      <text:p text:style-name="Standard">Section \ref{sec:RegionCopying}. We specify the Laplacian in the unknown region as the guidance</text:p>
      <text:p text:style-name="Standard">field. If the manipulation was done directly on the Laplacian, this process was straight forward.</text:p>
      <text:p text:style-name="Standard">However, if the manipulation was done on the derivative images, there is an additional step of going</text:p>
      <text:p text:style-name="Standard">from the derivatives to the Laplacian that requires special attention.</text:p>
      <text:p text:style-name="Standard"/>
      <text:p text:style-name="Standard">The Laplacian is defined as the divergence of the gradient:</text:p>
      <text:p text:style-name="Standard"/>
      <text:p text:style-name="Standard">\nabla^2 I = div(\nabla I)</text:p>
      <text:p text:style-name="Standard"/>
      <text:p text:style-name="Standard">Here, we have the gradient </text:p>
      <text:p text:style-name="Standard">\nabla I (i,j) = (D_x(i,j), D_y(i,j)) </text:p>
      <text:p text:style-name="Standard"/>
      <text:p text:style-name="Standard">so the Laplacian is </text:p>
      <text:p text:style-name="Standard"/>
      <text:p text:style-name="Standard">\nabla I^2(i,j) = \frac{\partial D_x(i,j)}{\partial x} + \frac{\partial D_y(i,j)}{\partial y}</text:p>
      <text:p text:style-name="Standard"/>
      <text:p text:style-name="Standard">That is, we must take the $x$ derivative of the $x$ derivative that we already have, and the $y$</text:p>
      <text:p text:style-name="Standard">derivative of the $y$ derivative that we already have, and add them together. NOTE: the discrete</text:p>
      <text:p text:style-name="Standard">operators that you choose is critically important. If you use the 5 points Laplacian operator</text:p>
      <text:p text:style-name="Standard"/>
      <text:p text:style-name="Standard"/>
      <text:p text:style-name="Standard">\begin{pmatrix}</text:p>
      <text:p text:style-name="Standard"><text:soft-page-break/>0 &amp; 1 &amp; 0 \\</text:p>
      <text:p text:style-name="Standard">1 &amp; -4 &amp; 1\\</text:p>
      <text:p text:style-name="Standard">0 &amp; 1 &amp; 0</text:p>
      <text:p text:style-name="Standard">\end{pmatrix}</text:p>
      <text:p text:style-name="Standard"/>
      <text:p text:style-name="Standard">you MUST use the forward difference operator to take the first set of derivatives (which produce the</text:p>
      <text:p text:style-name="Standard">input to the algorithm):</text:p>
      <text:p text:style-name="Standard"/>
      <text:p text:style-name="Standard">\begin{figure}[H]</text:p>
      <text:p text:style-name="Standard"><text:s text:c="2"/>\begin{minipage}[b]{0.5\linewidth}</text:p>
      <text:p text:style-name="Standard"><text:s text:c="4"/>\centering</text:p>
      <text:p text:style-name="Standard"/>
      <text:p text:style-name="Standard"><text:s text:c="4"/>\begin{equation}</text:p>
      <text:p text:style-name="Standard"><text:s text:c="4"/>\begin{pmatrix}</text:p>
      <text:p text:style-name="Standard"><text:s text:c="4"/>0 &amp; 0 &amp; 0 \\</text:p>
      <text:p text:style-name="Standard"><text:s text:c="4"/>0 &amp; -1 &amp; 1\\</text:p>
      <text:p text:style-name="Standard"><text:s text:c="4"/>0 &amp; 0 &amp; 0</text:p>
      <text:p text:style-name="Standard"><text:s text:c="4"/>\end{pmatrix}</text:p>
      <text:p text:style-name="Standard"><text:s text:c="4"/>\end{equation}</text:p>
      <text:p text:style-name="Standard"/>
      <text:p text:style-name="Standard"><text:s text:c="2"/>\end{minipage}</text:p>
      <text:p text:style-name="Standard"><text:s text:c="4"/>\hspace{0.5cm}</text:p>
      <text:p text:style-name="Standard"><text:s text:c="2"/>\begin{minipage}[b]{0.5\linewidth}</text:p>
      <text:p text:style-name="Standard"/>
      <text:p text:style-name="Standard"><text:s text:c="4"/>\begin{equation}</text:p>
      <text:p text:style-name="Standard"><text:s text:c="4"/>\begin{pmatrix}</text:p>
      <text:p text:style-name="Standard"><text:s text:c="4"/>0 &amp; 0 &amp; 0 \\</text:p>
      <text:p text:style-name="Standard"><text:s text:c="4"/>0 &amp; -1 &amp; 0\\</text:p>
      <text:p text:style-name="Standard"><text:s text:c="4"/>0 &amp; 1 &amp; 0</text:p>
      <text:p text:style-name="Standard"><text:s text:c="4"/>\end{pmatrix}</text:p>
      <text:p text:style-name="Standard"><text:s text:c="4"/>\end{equation}</text:p>
      <text:p text:style-name="Standard"><text:s text:c="2"/>\end{minipage}</text:p>
      <text:p text:style-name="Standard">\end{figure}</text:p>
      <text:p text:style-name="Standard"/>
      <text:p text:style-name="Standard">and the backward difference operator to take the second derivatives:</text:p>
      <text:p text:style-name="Standard"/>
      <text:p text:style-name="Standard">\begin{figure}[H]</text:p>
      <text:p text:style-name="Standard"><text:s text:c="2"/>\begin{minipage}[b]{0.5\linewidth}</text:p>
      <text:p text:style-name="Standard"><text:s text:c="4"/>\centering</text:p>
      <text:p text:style-name="Standard"/>
      <text:p text:style-name="Standard"><text:s text:c="4"/>\begin{equation}</text:p>
      <text:p text:style-name="Standard"><text:s text:c="4"/>\begin{pmatrix}</text:p>
      <text:p text:style-name="Standard"><text:s text:c="4"/>0 &amp; 0 &amp; 0 \\</text:p>
      <text:p text:style-name="Standard"><text:s text:c="4"/>-1 &amp; 1 &amp; 0\\</text:p>
      <text:p text:style-name="Standard"><text:s text:c="4"/>0 &amp; 0 &amp; 0</text:p>
      <text:p text:style-name="Standard"><text:s text:c="4"/>\end{pmatrix}</text:p>
      <text:p text:style-name="Standard"><text:s text:c="4"/>\end{equation}</text:p>
      <text:p text:style-name="Standard"/>
      <text:p text:style-name="Standard"><text:s text:c="2"/>\end{minipage}</text:p>
      <text:p text:style-name="Standard"><text:soft-page-break/><text:s text:c="4"/>\hspace{0.5cm}</text:p>
      <text:p text:style-name="Standard"><text:s text:c="2"/>\begin{minipage}[b]{0.5\linewidth}</text:p>
      <text:p text:style-name="Standard"/>
      <text:p text:style-name="Standard"><text:s text:c="4"/>\begin{equation}</text:p>
      <text:p text:style-name="Standard"><text:s text:c="4"/>\begin{pmatrix}</text:p>
      <text:p text:style-name="Standard"><text:s text:c="4"/>0 &amp; -1 &amp; 0 \\</text:p>
      <text:p text:style-name="Standard"><text:s text:c="4"/>0 &amp; 1 &amp; 0\\</text:p>
      <text:p text:style-name="Standard"><text:s text:c="4"/>0 &amp; 0 &amp; 0</text:p>
      <text:p text:style-name="Standard"><text:s text:c="4"/>\end{pmatrix}</text:p>
      <text:p text:style-name="Standard"><text:s text:c="4"/>\end{equation}</text:p>
      <text:p text:style-name="Standard"/>
      <text:p text:style-name="Standard"><text:s text:c="2"/>\end{minipage}</text:p>
      <text:p text:style-name="Standard">\end{figure}</text:p>
      <text:p text:style-name="Standard"/>
      <text:p text:style-name="Standard">It possible to choose different operators, but you must choose the derivative operators so that if</text:p>
      <text:p text:style-name="Standard">they are applied successively they produce exactly the Laplacian operator that you choose. If you do</text:p>
      <text:p text:style-name="Standard">not do this, the result of the reconstruction will be wildly incorrect.</text:p>
      <text:p text:style-name="Standard"/>
      <text:p text:style-name="P1">Implementation</text:p>
      <text:p text:style-name="Standard">We have provided this implementation in a file called $LaplacianToImage.cxx$.</text:p>
      <text:p text:style-name="Standard"/>
      <text:p text:style-name="P1">Notes</text:p>
      <text:p text:style-name="P1">Clamping outputs</text:p>
      <text:p text:style-name="Standard">It is important to note that everywhere in this document the linear systems have been solved with no</text:p>
      <text:p text:style-name="Standard">constraints. This allows the resulting image to take invalid values (i.e. greater than 255 or less</text:p>
      <text:p text:style-name="Standard">than 0). The resulting images must therefore be clamped or scaled to ensure the output has an</text:p>
      <text:p text:style-name="Standard">appropriate range.</text:p>
      <text:p text:style-name="Standard"/>
      <text:p text:style-name="P1">Efficiency</text:p>
      <text:p text:style-name="Standard">The hole filling example in this document took 1m30s using VNL's sparse solver (from the VXL</text:p>
      <text:p text:style-name="Standard">library) on a single core machine. However, when it was replaced with the UMFPACK interface provided</text:p>
      <text:p text:style-name="Standard">by Eigen, and identical result was obtained in only 0m1.5s. The VNL team is working to provide a way</text:p>
      <text:p text:style-name="Standard">to specify a tuned BLAS library through CMake to achieve a more comparable resul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oria</meta:initial-creator>
    <meta:creation-date>2011-11-11T17:41:24</meta:creation-date>
    <dc:date>2011-11-11T18:12:31</dc:date>
    <dc:creator>David Doria</dc:creator>
    <meta:editing-duration>PT31M7S</meta:editing-duration>
    <meta:editing-cycles>3</meta:editing-cycles>
    <meta:generator>LibreOffice/3.4$Linux LibreOffice_project/340m1$Build-302</meta:generator>
    <meta:document-statistic meta:table-count="0" meta:image-count="0" meta:object-count="0" meta:page-count="9" meta:paragraph-count="321" meta:word-count="2094" meta:character-count="14890" meta:non-whitespace-character-count="12855"/>
  </office:meta>
</office:document-meta>
</file>